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2.46pt"/>
    </style:style>
    <style:style style:name="co4" style:family="table-column">
      <style:table-column-properties fo:break-before="auto" style:column-width="32.4pt"/>
    </style:style>
    <style:style style:name="co5" style:family="table-column">
      <style:table-column-properties fo:break-before="auto" style:column-width="19.25pt"/>
    </style:style>
    <style:style style:name="co6" style:family="table-column">
      <style:table-column-properties fo:break-before="auto" style:column-width="20.81pt"/>
    </style:style>
    <style:style style:name="co7" style:family="table-column">
      <style:table-column-properties fo:break-before="auto" style:column-width="20.04pt"/>
    </style:style>
    <style:style style:name="co8" style:family="table-column">
      <style:table-column-properties fo:break-before="auto" style:column-width="22.34pt"/>
    </style:style>
    <style:style style:name="co9" style:family="table-column">
      <style:table-column-properties fo:break-before="auto" style:column-width="15.39pt"/>
    </style:style>
    <style:style style:name="co10" style:family="table-column">
      <style:table-column-properties fo:break-before="auto" style:column-width="18.51pt"/>
    </style:style>
    <style:style style:name="co11" style:family="table-column">
      <style:table-column-properties fo:break-before="auto" style:column-width="23.16pt"/>
    </style:style>
    <style:style style:name="co12" style:family="table-column">
      <style:table-column-properties fo:break-before="auto" style:column-width="25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/>
      <style:text-properties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66ffff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row table:style-name="ro1">
          <table:table-cell table:number-columns-repeated="2"/>
          <table:table-cell table:style-name="ce2" table:number-columns-repeated="7"/>
          <table:table-cell table:number-columns-repeated="16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hashes</text:p>
          </table:table-cell>
          <table:table-cell table:style-name="ce2" office:value-type="string" calcext:value-type="string">
            <text:p>max hpn (kb)</text:p>
          </table:table-cell>
          <table:table-cell table:style-name="ce2" office:value-type="string" calcext:value-type="string">
            <text:p>nodes</text:p>
          </table:table-cell>
          <table:table-cell table:style-name="ce2" office:value-type="string" calcext:value-type="string">
            <text:p>max height</text:p>
          </table:table-cell>
          <table:table-cell table:style-name="ce2" office:value-type="string" calcext:value-type="string">
            <text:p>run time</text:p>
          </table:table-cell>
          <table:table-cell table:style-name="ce2" office:value-type="string" calcext:value-type="string">
            <text:p>good</text:p>
          </table:table-cell>
          <table:table-cell table:style-name="ce2" office:value-type="string" calcext:value-type="string">
            <text:p>bad</text:p>
          </table:table-cell>
          <table:table-cell table:style-name="ce2"/>
          <table:table-cell table:number-columns-repeated="1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741" calcext:value-type="float">
            <text:p>5741</text:p>
          </table:table-cell>
          <table:table-cell office:value-type="float" office:value="17" calcext:value-type="float">
            <text:p>17</text:p>
          </table:table-cell>
          <table:table-cell office:value-type="float" office:value="18.7" calcext:value-type="float">
            <text:p>18.7</text:p>
          </table:table-cell>
          <table:table-cell office:value-type="float" office:value="93.68" calcext:value-type="float">
            <text:p>93.68</text:p>
          </table:table-cell>
          <table:table-cell office:value-type="float" office:value="0.61" calcext:value-type="float">
            <text:p>0.6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528" calcext:value-type="float">
            <text:p>2528</text:p>
          </table:table-cell>
          <table:table-cell office:value-type="float" office:value="15" calcext:value-type="float">
            <text:p>15</text:p>
          </table:table-cell>
          <table:table-cell office:value-type="float" office:value="18.7" calcext:value-type="float">
            <text:p>18.7</text:p>
          </table:table-cell>
          <table:table-cell office:value-type="float" office:value="94.5" calcext:value-type="float">
            <text:p>94.5</text:p>
          </table:table-cell>
          <table:table-cell office:value-type="float" office:value="0.63" calcext:value-type="float">
            <text:p>0.6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dt</text:p>
          </table:table-cell>
          <table:table-cell office:value-type="float" office:value="976799" calcext:value-type="float">
            <text:p>976799</text:p>
          </table:table-cell>
          <table:table-cell office:value-type="float" office:value="16" calcext:value-type="float">
            <text:p>16</text:p>
          </table:table-cell>
          <table:table-cell office:value-type="float" office:value="1389" calcext:value-type="float">
            <text:p>1389</text:p>
          </table:table-cell>
          <table:table-cell office:value-type="float" office:value="13" calcext:value-type="float">
            <text:p>13</text:p>
          </table:table-cell>
          <table:table-cell office:value-type="float" office:value="18.3" calcext:value-type="float">
            <text:p>18.3</text:p>
          </table:table-cell>
          <table:table-cell office:value-type="float" office:value="95.14" calcext:value-type="float">
            <text:p>95.14</text:p>
          </table:table-cell>
          <table:table-cell office:value-type="float" office:value="0.64" calcext:value-type="float">
            <text:p>0.6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707" calcext:value-type="float">
            <text:p>70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5.75" calcext:value-type="float">
            <text:p>95.75</text:p>
          </table:table-cell>
          <table:table-cell office:value-type="float" office:value="0.66" calcext:value-type="float">
            <text:p>0.66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current config</text:p>
          </table:table-cell>
          <table:table-cell/>
          <table:table-cell table:style-name="ce3" office:value-type="float" office:value="64" calcext:value-type="float">
            <text:p>64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8.6" calcext:value-type="float">
            <text:p>18.6</text:p>
          </table:table-cell>
          <table:table-cell table:style-name="ce4" office:value-type="float" office:value="96.2" calcext:value-type="float">
            <text:p>96.2</text:p>
          </table:table-cell>
          <table:table-cell table:style-name="ce4" office:value-type="float" office:value="0.65" calcext:value-type="float">
            <text:p>0.6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85" calcext:value-type="float">
            <text:p>185</text:p>
          </table:table-cell>
          <table:table-cell office:value-type="float" office:value="9" calcext:value-type="float">
            <text:p>9</text:p>
          </table:table-cell>
          <table:table-cell office:value-type="float" office:value="18.6" calcext:value-type="float">
            <text:p>18.6</text:p>
          </table:table-cell>
          <table:table-cell office:value-type="float" office:value="67.7" calcext:value-type="float">
            <text:p>67.7</text:p>
          </table:table-cell>
          <table:table-cell office:value-type="float" office:value="2.1" calcext:value-type="float">
            <text:p>2.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97.15" calcext:value-type="float">
            <text:p>97.15</text:p>
          </table:table-cell>
          <table:table-cell office:value-type="float" office:value="0.65" calcext:value-type="float">
            <text:p>0.65</text:p>
          </table:table-cell>
          <table:table-cell table:number-columns-repeated="17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8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7"/>
          <table:table-cell table:formula="of:=MATCH([.I23];[.J$23:.J$86]; )-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MATCH([.I24];[.J$23:.J$86]; )-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MATCH([.I25];[.J$23:.J$86]; )-1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MATCH([.I26];[.J$23:.J$86]; )-1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MATCH([.I27];[.J$23:.J$86]; )-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MATCH([.I28];[.J$23:.J$86]; )-1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MATCH([.I29];[.J$23:.J$86]; )-1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MATCH([.I30];[.J$23:.J$86]; )-1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MATCH([.I31];[.J$23:.J$86]; )-1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32];[.J$23:.J$86]; )-1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33];[.J$23:.J$86]; )-1"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34];[.J$23:.J$86]; )-1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35];[.J$23:.J$86]; )-1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36];[.J$23:.J$86]; )-1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37];[.J$23:.J$86]; )-1"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38];[.J$23:.J$86]; )-1"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39];[.J$23:.J$86]; )-1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40];[.J$23:.J$86]; )-1"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41];[.J$23:.J$86]; )-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42];[.J$23:.J$86]; )-1"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43];[.J$23:.J$86]; )-1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44];[.J$23:.J$86]; )-1"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45];[.J$23:.J$86]; )-1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46];[.J$23:.J$86]; )-1"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47];[.J$23:.J$86]; )-1"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48];[.J$23:.J$86]; )-1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49];[.J$23:.J$86]; )-1"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50];[.J$23:.J$86]; )-1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51];[.J$23:.J$86]; )-1"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52];[.J$23:.J$86]; )-1"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53];[.J$23:.J$86]; )-1"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54];[.J$23:.J$86]; )-1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55];[.J$23:.J$86]; )-1"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56];[.J$23:.J$86]; )-1"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57];[.J$23:.J$86]; )-1"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58];[.J$23:.J$86]; )-1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59];[.J$23:.J$86]; )-1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60];[.J$23:.J$86]; )-1"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61];[.J$23:.J$86]; )-1"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62];[.J$23:.J$86]; )-1"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63];[.J$23:.J$86]; )-1"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64];[.J$23:.J$86]; )-1"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65];[.J$23:.J$86]; )-1"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66];[.J$23:.J$86]; )-1"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67];[.J$23:.J$86]; )-1"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68];[.J$23:.J$86]; )-1"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69];[.J$23:.J$86]; )-1" office:value-type="float" office:value="46" calcext:value-type="float">
            <text:p>46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70];[.J$23:.J$86]; )-1"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71];[.J$23:.J$86]; )-1"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72];[.J$23:.J$86]; )-1"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73];[.J$23:.J$86]; )-1"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74];[.J$23:.J$86]; )-1"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75];[.J$23:.J$86]; )-1"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76];[.J$23:.J$86]; )-1"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77];[.J$23:.J$86]; )-1"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78];[.J$23:.J$86]; )-1"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79];[.J$23:.J$86]; )-1"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80];[.J$23:.J$86]; )-1"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81];[.J$23:.J$86]; )-1"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82];[.J$23:.J$86]; )-1"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83];[.J$23:.J$86]; )-1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84];[.J$23:.J$86]; )-1"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85];[.J$23:.J$86]; )-1" office:value-type="float" office:value="62" calcext:value-type="float">
            <text:p>62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formula="of:=MATCH([.I86];[.J$23:.J$86]; )-1" office:value-type="float" office:value="63" calcext:value-type="float">
            <text:p>63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6">00/00/0000</text:date>, <text:time style:data-style-name="N2" text:time-value="12:36:56.650121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st </meta:initial-creator>
    <meta:creation-date>2016-07-09T12:29:53.568241391</meta:creation-date>
    <dc:date>2018-12-06T12:41:14.042371623</dc:date>
    <dc:creator>test </dc:creator>
    <meta:editing-duration>PT32M15S</meta:editing-duration>
    <meta:editing-cycles>6</meta:editing-cycles>
    <meta:generator>LibreOffice/5.1.6.2$Linux_X86_64 LibreOffice_project/10m0$Build-2</meta:generator>
    <meta:document-statistic meta:table-count="1" meta:cell-count="365" meta:object-count="0"/>
  </office:meta>
</office:document-meta>
</file>